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735ab" officeooo:paragraph-rsid="001735ab"/>
    </style:style>
    <style:style style:name="P2" style:family="paragraph" style:parent-style-name="Standard">
      <style:text-properties officeooo:rsid="00177b23" officeooo:paragraph-rsid="00177b23"/>
    </style:style>
    <style:style style:name="P3" style:family="paragraph" style:parent-style-name="Standard">
      <style:text-properties officeooo:rsid="0018d066" officeooo:paragraph-rsid="00195278"/>
    </style:style>
    <style:style style:name="P4" style:family="paragraph" style:parent-style-name="Standard">
      <style:text-properties officeooo:rsid="00195278" officeooo:paragraph-rsid="00195278"/>
    </style:style>
    <style:style style:name="P5" style:family="paragraph" style:parent-style-name="Standard">
      <style:text-properties officeooo:rsid="0019099b" officeooo:paragraph-rsid="001d3952"/>
    </style:style>
    <style:style style:name="P6" style:family="paragraph" style:parent-style-name="Standard">
      <style:text-properties officeooo:rsid="0019099b" officeooo:paragraph-rsid="001de4d1"/>
    </style:style>
    <style:style style:name="P7" style:family="paragraph" style:parent-style-name="Standard">
      <style:text-properties officeooo:rsid="0019099b" officeooo:paragraph-rsid="001ee96e"/>
    </style:style>
    <style:style style:name="T1" style:family="text">
      <style:text-properties officeooo:rsid="0019099b"/>
    </style:style>
    <style:style style:name="T2" style:family="text">
      <style:text-properties style:text-position="super 58%" officeooo:rsid="0019099b"/>
    </style:style>
    <style:style style:name="T3" style:family="text">
      <style:text-properties officeooo:rsid="001cfa6a"/>
    </style:style>
    <style:style style:name="T4" style:family="text">
      <style:text-properties officeooo:rsid="001de4d1"/>
    </style:style>
    <style:style style:name="T5" style:family="text">
      <style:text-properties officeooo:rsid="001ee96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ngs that have to do with displaying pictures with javascript</text:p>
      <text:p text:style-name="P1">--</text:p>
      <text:p text:style-name="P1">//https://stackoverflow.com/questions/554273/changing-the-image-source-using-jquery​</text:p>
      <text:p text:style-name="P1">--</text:p>
      <text:p text:style-name="P1"><text:s/>$("#riot").attr('src','assets/images/riotFerg.jpg');</text:p>
      <text:p text:style-name="P1">--</text:p>
      <text:p text:style-name="P1">// <text:s text:c="2"/>$('#democracy').on({</text:p>
      <text:p text:style-name="P1">// <text:s text:c="4"/>'click': function() {</text:p>
      <text:p text:style-name="P1">// <text:s text:c="9"/>var src = ($(this).attr('src') === 'assets/images/4chan.png')</text:p>
      <text:p text:style-name="P1">// <text:s text:c="12"/>? 'assets/images/democracynow.png'</text:p>
      <text:p text:style-name="P1">// <text:s text:c="12"/>: 'assets/images/4chan.png';</text:p>
      <text:p text:style-name="P1">// <text:s text:c="9"/>$(this).attr('src', src);</text:p>
      <text:p text:style-name="P1">// <text:s text:c="4"/>}</text:p>
      <text:p text:style-name="P1">// });</text:p>
      <text:p text:style-name="P1">--</text:p>
      <text:p text:style-name="P1"/>
      <text:p text:style-name="P1"/>
      <text:p text:style-name="P1">// <text:s text:c="2"/>$(".image-container").mouseover(function () {</text:p>
      <text:p text:style-name="P1">// <text:s text:c="2"/>$(this).attr('src', $(this).data("hover"));</text:p>
      <text:p text:style-name="P1">// }).mouseout(function () {</text:p>
      <text:p text:style-name="P1">// <text:s text:c="2"/>$(this).attr('src', $(this).data("src"));</text:p>
      <text:p text:style-name="P1">// });</text:p>
      <text:p text:style-name="P1">// //these call the HTML id's of my two image-container class img src objects and use the say function to make them say their own things</text:p>
      <text:p text:style-name="P1">// <text:s text:c="2"/>$("#raffy").mouseenter(function() {</text:p>
      <text:p text:style-name="P1">// <text:s text:c="3"/>// say() is a function defined below</text:p>
      <text:p text:style-name="P1">// <text:s text:c="5"/>speakingParameters("In this moment of socia crisis");</text:p>
      <text:p text:style-name="P1">// <text:s/>});</text:p>
      <text:p text:style-name="P1">// <text:s/>$("#4chan").mouseenter(function() {</text:p>
      <text:p text:style-name="P1">// <text:s text:c="2"/>// say() is a function defined below</text:p>
      <text:p text:style-name="P1">// <text:s text:c="4"/>speakingParameters("okay");</text:p>
      <text:p text:style-name="P1">// });</text:p>
      <text:p text:style-name="P1">// }</text:p>
      <text:p text:style-name="P1"/>
      <text:p text:style-name="P1"><text:s text:c="3"/>&lt;!-- &lt;img src="assets/images/raffy.png" data-src="assets/images/raffy.png" data-hover="assets/images/democracynow.png" alt="" class="image-container" id="raffy" height="80" width="80" /&gt;</text:p>
      <text:p text:style-name="P1"><text:s text:c="7"/>&lt;img src="assets/images/4chan.png" data-src="assets/images/4chan.png" data-hover="assets/images/payequity.png" alt="" class="image-container" id="fourchan" height="42" width="42" /&gt; --&gt;</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2">Coping Mechanisms</text:p>
      <text:p text:style-name="P2">Christale Terris</text:p>
      <text:p text:style-name="P2"/>
      <text:p text:style-name="P3"><text:tab/>Ruha Benjamin’s article ‘Racial Fictions, Biological Facts: Expanding the Sociological Imagination through Speculative Methods” <text:span text:style-name="T1">skirts the line between academia and fiction. Benjamin posits that necessary social changes require imagination (or novel fictions) so that we can see beyond the shackles of the status quo and design solutions. This ‘story’ is set at the 50</text:span><text:span text:style-name="T2">th</text:span><text:span text:style-name="T1"> anniversary of the Ferguson uprising and reparations are being paid to victims of policy brutality in the for of stem cell research. In the story, the young Michael Brown, who was shot dead by police in 2014, is being brought back to life for the celebrations. This resurrection, like his death, arrive without consent and beg the question “Who has determination over Black people’s bodies and health?”.</text:span></text:p>
      <text:p text:style-name="P5"><text:tab/>Coping Mechanisms <text:span text:style-name="T3">takes inspiration from Benjamin’s piece by juxtaposing images of police brutality with images of social uprisings. The user is encouraged to click Perversion VS Equality buttons which shuffle through these images. You probably expect the equality button to show you images of social resistance, but instead you see a representation of state sanctioned equality. When you click perversions, you see people protesting which I call perverse because it falls more in line with the norm, which routinely frames people’s movements as being violent. This kind of rhetoric makes it acceptable and easy for states to sanction military style submission against its disloyal subjects. When you click the buttons they say “same, same but different”, a blazy mondern day mantra, that continues to flip the narrative. The user can hear a special secret if the enter grid is filled with images from either the pervert and equality categories.</text:span></text:p>
      <text:p text:style-name="P6"><text:tab/><text:span text:style-name="T4">To learn more about the images you can click each and hear an automated response. These responses tell the user a little bit about the historical context in which each photograph was taken so that its not just an empty shock value photograph. These are real people, with real life experiences. The cold robotic response coming from generic “UK Male English” gives an anthropological feel to the facts. He represents the ever present over seers who are always observing and theorizing the actions of individuals and collectives, creating boxes, but often not participation in the push.</text:span></text:p>
      <text:p text:style-name="P7"><text:tab/><text:span text:style-name="T5">Finally, if you’re feeling upset about the state of the world, you’re invited to click the Raffy Button. This button samples ASMR artist Raffy Taffy softly rubbing his hands together, saying “Excellent, you are doing great.”. A gentle whispher we all need to hear</text:span></text:p>
      <text:p text:style-name="P7"/>
      <text:p text:style-name="P7"/>
      <text:p text:style-name="P7"><text:span text:style-name="T5">A gentle reminder that we all need as we cope through the process of existing in 2020</text:span></text:p>
      <text:p text:style-name="P5"/>
      <text:p text:style-name="P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7T15:30:28.492854660</meta:creation-date>
    <dc:date>2020-03-08T22:09:46.391457875</dc:date>
    <meta:editing-duration>PT13M11S</meta:editing-duration>
    <meta:editing-cycles>3</meta:editing-cycles>
    <meta:generator>LibreOffice/6.0.7.3$Linux_X86_64 LibreOffice_project/00m0$Build-3</meta:generator>
    <meta:document-statistic meta:table-count="0" meta:image-count="0" meta:object-count="0" meta:page-count="2" meta:paragraph-count="39" meta:word-count="575" meta:character-count="4134" meta:non-whitespace-character-count="3507"/>
  </office:meta>
</office:document-meta>
</file>